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"Width":157.0,"Height":75.0,"FontSize":"2.49557pt","ImagePerContentRatio":0.026143791,"TextSizeRatio":0.39,"ImageSizeRatio":0.66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5:04:09.961879801</meta:creation-date>
    <dc:date>2024-05-17T15:04:24.434863120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130" meta:non-whitespace-character-count="130"/>
    <meta:generator>LibreOffice/7.4.7.2$Linux_X86_64 LibreOffice_project/40$Build-2</meta:generator>
  </office:meta>
</office:document-meta>
</file>